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6929" officeooo:paragraph-rsid="00166929"/>
    </style:style>
    <style:style style:name="P2" style:family="paragraph" style:parent-style-name="Standard">
      <style:text-properties officeooo:rsid="00166e87" officeooo:paragraph-rsid="00166e87"/>
    </style:style>
    <style:style style:name="P3" style:family="paragraph" style:parent-style-name="Standard">
      <style:text-properties officeooo:rsid="001758cc" officeooo:paragraph-rsid="001758cc"/>
    </style:style>
    <style:style style:name="P4" style:family="paragraph" style:parent-style-name="Standard">
      <style:text-properties officeooo:rsid="0018d7fa" officeooo:paragraph-rsid="0018d7fa"/>
    </style:style>
    <style:style style:name="P5" style:family="paragraph" style:parent-style-name="Standard">
      <style:text-properties officeooo:rsid="00195df9" officeooo:paragraph-rsid="00195df9"/>
    </style:style>
    <style:style style:name="P6" style:family="paragraph" style:parent-style-name="Standard">
      <style:text-properties officeooo:rsid="001ad6b2" officeooo:paragraph-rsid="001ad6b2"/>
    </style:style>
    <style:style style:name="P7" style:family="paragraph" style:parent-style-name="Standard">
      <style:text-properties officeooo:rsid="001c33c1" officeooo:paragraph-rsid="001c33c1"/>
    </style:style>
    <style:style style:name="P8" style:family="paragraph" style:parent-style-name="Standard">
      <style:text-properties officeooo:rsid="001d4478" officeooo:paragraph-rsid="001d4478"/>
    </style:style>
    <style:style style:name="P9" style:family="paragraph" style:parent-style-name="Standard">
      <style:text-properties officeooo:rsid="001f29a5" officeooo:paragraph-rsid="001f29a5"/>
    </style:style>
    <style:style style:name="P10" style:family="paragraph" style:parent-style-name="Standard">
      <style:text-properties officeooo:rsid="001fdf7d" officeooo:paragraph-rsid="001fdf7d"/>
    </style:style>
    <style:style style:name="P11" style:family="paragraph" style:parent-style-name="Standard">
      <style:text-properties officeooo:rsid="00206e5b" officeooo:paragraph-rsid="00206e5b"/>
    </style:style>
    <style:style style:name="P12" style:family="paragraph" style:parent-style-name="Standard">
      <style:text-properties officeooo:rsid="0020f15f" officeooo:paragraph-rsid="00206e5b"/>
    </style:style>
    <style:style style:name="P13" style:family="paragraph" style:parent-style-name="Standard">
      <style:text-properties officeooo:rsid="0020f15f" officeooo:paragraph-rsid="0020f15f"/>
    </style:style>
    <style:style style:name="P14" style:family="paragraph" style:parent-style-name="Standard">
      <style:text-properties officeooo:rsid="002352fd" officeooo:paragraph-rsid="002352fd"/>
    </style:style>
    <style:style style:name="P15" style:family="paragraph" style:parent-style-name="Standard">
      <style:text-properties officeooo:rsid="00244859" officeooo:paragraph-rsid="0024485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R&amp;SAS :</text:p>
      <text:p text:style-name="P1"/>
      <text:p text:style-name="P2">SAS :</text:p>
      <text:p text:style-name="P2"/>
      <text:p text:style-name="P2">Statistic Analysis System</text:p>
      <text:p text:style-name="P2">Logiciel de gestion de BDD de taille importante</text:p>
      <text:p text:style-name="P2">Fonctionnement par module</text:p>
      <text:p text:style-name="P2"/>
      <text:p text:style-name="P3">Explorer → arbo</text:p>
      <text:p text:style-name="P3">Log → affiche les commandes éxécutées</text:p>
      <text:p text:style-name="P3">Output → résultat (fenetre à part)</text:p>
      <text:p text:style-name="P3">Editor → editeur de code</text:p>
      <text:p text:style-name="P3"/>
      <text:p text:style-name="P4">2 étapes : </text:p>
      <text:p text:style-name="P4">- type data : créer / modifier / nettoyer des BDD</text:p>
      <text:p text:style-name="P4">- type proc : analyse, affiche, transforme</text:p>
      <text:p text:style-name="P4"/>
      <text:p text:style-name="P4">Chaque instruction se termine par un ‘ ;’</text:p>
      <text:p text:style-name="P4"/>
      <text:p text:style-name="P5">Lecture de donnée brute :</text:p>
      <text:p text:style-name="P5"/>
      <text:p text:style-name="P5">data exemple ;</text:p>
      <text:p text:style-name="P5"><text:tab/>input nom $ sexe age taille poids</text:p>
      <text:p text:style-name="P5"><text:tab/>cards ;</text:p>
      <text:p text:style-name="P5">Albert 0 14 155 52,5</text:p>
      <text:p text:style-name="P5">Valérie 1 12 126 28,7</text:p>
      <text:p text:style-name="P5">;</text:p>
      <text:p text:style-name="P5">run ;</text:p>
      <text:p text:style-name="P5"/>
      <text:p text:style-name="P5">Créer une BDD à la main, pour les créer depuis un fichier :</text:p>
      <text:p text:style-name="P5"/>
      <text:p text:style-name="P5">data exemple2 ;</text:p>
      <text:p text:style-name="P5"><text:tab/>infile ‘donnees,txt’ dlm=’09’x ;</text:p>
      <text:p text:style-name="P5"><text:tab/>input nom $ sexe $ age taille poids ;</text:p>
      <text:p text:style-name="P5">run ;</text:p>
      <text:p text:style-name="P5"/>
      <text:p text:style-name="P5">Depuis un fichier csv :</text:p>
      <text:p text:style-name="P5"/>
      <text:p text:style-name="P5">proc import datafile=’donnees,csv’ out=exemple2 ;</text:p>
      <text:p text:style-name="P5"><text:tab/>getnames=yes ;</text:p>
      <text:p text:style-name="P5">run ;</text:p>
      <text:p text:style-name="P5"/>
      <text:p text:style-name="P6">Copie d’une BDD</text:p>
      <text:p text:style-name="P6"/>
      <text:p text:style-name="P6">data exemple3 ;</text:p>
      <text:p text:style-name="P6"><text:tab/>set exemple2 ;</text:p>
      <text:p text:style-name="P6">run ;</text:p>
      <text:p text:style-name="P6"/>
      <text:p text:style-name="P7">Créer une librairie :</text:p>
      <text:p text:style-name="P7"/>
      <text:p text:style-name="P7">libname malib ‘path’ ;</text:p>
      <text:p text:style-name="P7"/>
      <text:p text:style-name="P7"><text:soft-page-break/>Table au format sas7bdat, lecture seulement par SAS</text:p>
      <text:p text:style-name="P7">Pour sauvegarder des tables dans le repertoire de SAS :</text:p>
      <text:p text:style-name="P7"/>
      <text:p text:style-name="P7">data ‘table’ ;</text:p>
      <text:p text:style-name="P7"><text:tab/>infile ‘donnees,txt’ ;</text:p>
      <text:p text:style-name="P7"><text:tab/>input nom $ sexe age taille poids ;</text:p>
      <text:p text:style-name="P7">run ;</text:p>
      <text:p text:style-name="P7"/>
      <text:p text:style-name="P8">Exporter une table :</text:p>
      <text:p text:style-name="P8"/>
      <text:p text:style-name="P8">data <text:span text:style-name="T1">NULL </text:span><text:span text:style-name="T2">;</text:span></text:p>
      <text:p text:style-name="P8"><text:span text:style-name="T2"><text:tab/>set &lt;nom&gt; ;</text:span></text:p>
      <text:p text:style-name="P8"><text:span text:style-name="T2"><text:tab/>file ‘path’  dlm=’delimitateur’;</text:span></text:p>
      <text:p text:style-name="P8"><text:span text:style-name="T2"><text:tab/>put var₁...var_p ;</text:span></text:p>
      <text:p text:style-name="P8"><text:span text:style-name="T2">run ;</text:span></text:p>
      <text:p text:style-name="P8"><text:span text:style-name="T2"/></text:p>
      <text:p text:style-name="P8"><text:span text:style-name="T2">Variable qualitative :</text:span></text:p>
      <text:p text:style-name="P8"><text:span text:style-name="T2">proc format ;</text:span></text:p>
      <text:p text:style-name="P8"><text:span text:style-name="T2"><text:tab/>value sex_text 1=’Femme’ 0=’Homme’ ;</text:span></text:p>
      <text:p text:style-name="P8"><text:span text:style-name="T2">run ;</text:span></text:p>
      <text:p text:style-name="P8"><text:span text:style-name="T2"/></text:p>
      <text:p text:style-name="P9"><text:span text:style-name="T2">proc print  data=exemple;</text:span></text:p>
      <text:p text:style-name="P9"><text:span text:style-name="T2"><text:tab/>format sexe sex_text ;</text:span></text:p>
      <text:p text:style-name="P9"><text:span text:style-name="T2">run ;</text:span></text:p>
      <text:p text:style-name="P9"><text:span text:style-name="T2"/></text:p>
      <text:p text:style-name="P10"><text:span text:style-name="T2">Pour les ajouter à ma librairie :</text:span></text:p>
      <text:p text:style-name="P10"><text:span text:style-name="T2"/></text:p>
      <text:p text:style-name="P10"><text:span text:style-name="T2">proc format lib=malib ;</text:span></text:p>
      <text:p text:style-name="P10"><text:span text:style-name="T2"/></text:p>
      <text:p text:style-name="P10"><text:span text:style-name="T2">Pour accéder au format crée :</text:span></text:p>
      <text:p text:style-name="P10"><text:span text:style-name="T2"/></text:p>
      <text:p text:style-name="P10"><text:span text:style-name="T2">proc catalog c=malib,formats ;</text:span></text:p>
      <text:p text:style-name="P10"><text:span text:style-name="T2"><text:tab/>contents ;</text:span></text:p>
      <text:p text:style-name="P10"><text:span text:style-name="T2">run ;</text:span></text:p>
      <text:p text:style-name="P10"><text:span text:style-name="T2"/></text:p>
      <text:p text:style-name="P10"><text:span text:style-name="T2"/></text:p>
      <text:p text:style-name="P11"><text:span text:style-name="T2">Procédures usuelles :</text:span></text:p>
      <text:p text:style-name="P11"><text:span text:style-name="T2"/></text:p>
      <text:p text:style-name="P11">proc print data=exprev ;</text:p>
      <text:p text:style-name="P11"><text:tab/>var country price sale_type ;</text:p>
      <text:p text:style-name="P11"><text:tab/>title ‘mon titre’ ;</text:p>
      <text:p text:style-name="P11"><text:tab/>footnote ‘description’ ;</text:p>
      <text:p text:style-name="P11">run ;</text:p>
      <text:p text:style-name="P12"/>
      <text:p text:style-name="P13">ods html file=’output,html’ ;</text:p>
      <text:p text:style-name="P13">-----</text:p>
      <text:p text:style-name="P13">ods html close ;</text:p>
      <text:p text:style-name="P13"/>
      <text:p text:style-name="P13"/>
      <text:p text:style-name="P13"/>
      <text:p text:style-name="P13"/>
      <text:p text:style-name="P13"/>
      <text:p text:style-name="P13"><text:soft-page-break/>Normaliser les données :</text:p>
      <text:p text:style-name="P13"/>
      <text:p text:style-name="P13">proc standard data=nom_tab var_def=df mean=0 std=1 out=reduit ;</text:p>
      <text:p text:style-name="P13"><text:tab/>var liste_de_var ;</text:p>
      <text:p text:style-name="P13"><text:tab/>by liste_de_var ;</text:p>
      <text:p text:style-name="P13"><text:tab/>weight variable_poids ;</text:p>
      <text:p text:style-name="P13">run ;</text:p>
      <text:p text:style-name="P13"/>
      <text:p text:style-name="P14">Transposer :</text:p>
      <text:p text:style-name="P14"/>
      <text:p text:style-name="P14">proc transpose data=score out=idnumber name=Test prefix=sn ;</text:p>
      <text:p text:style-name="P14"><text:tab/>id studentid ;</text:p>
      <text:p text:style-name="P14">run ;</text:p>
      <text:p text:style-name="P13"/>
      <text:p text:style-name="P15">proc means data=nom_tab optnum ;</text:p>
      <text:p text:style-name="P15"><text:tab/>var liste ;</text:p>
      <text:p text:style-name="P15"><text:tab/>class var2 … ;</text:p>
      <text:p text:style-name="P15"><text:tab/>weight var3 ;</text:p>
      <text:p text:style-name="P15"><text:tab/>id var4 ;</text:p>
      <text:p text:style-name="P15"><text:tab/>freq var5  … ;</text:p>
      <text:p text:style-name="P15"><text:tab/>by var7 … ;</text:p>
      <text:p text:style-name="P15"><text:tab/>output out=nom_tab optnum=lvar ;</text:p>
      <text:p text:style-name="P15">run ;</text:p>
      <text:p text:style-name="P15"/>
      <text:p text:style-name="P15">Options : sum, var, range, median, Q1, stderr, skewness (coeff d’asymétrie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4:18:14.916441925</meta:creation-date>
    <dc:date>2019-03-18T15:42:27.252211260</dc:date>
    <meta:editing-duration>PT1H3M44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3" meta:paragraph-count="90" meta:word-count="373" meta:character-count="2019" meta:non-whitespace-character-count="1706"/>
  </office:meta>
</office:document-meta>
</file>